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fcf" officeooo:paragraph-rsid="000a8fcf"/>
    </style:style>
    <style:style style:name="P2" style:family="paragraph" style:parent-style-name="Standard">
      <style:text-properties officeooo:rsid="000c4d81" officeooo:paragraph-rsid="000c4d81"/>
    </style:style>
    <style:style style:name="P3" style:family="paragraph" style:parent-style-name="Standard">
      <style:text-properties officeooo:rsid="000d50e8" officeooo:paragraph-rsid="000d50e8"/>
    </style:style>
    <style:style style:name="T1" style:family="text">
      <style:text-properties officeooo:rsid="000d6fc3"/>
    </style:style>
    <style:style style:name="T2" style:family="text">
      <style:text-properties officeooo:rsid="000e8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cha &gt; LiveScript &gt; JavaScript</text:p>
      <text:p text:style-name="P1"/>
      <text:p text:style-name="P1">es6</text:p>
      <text:p text:style-name="P1"/>
      <text:p text:style-name="P1">let, var, const</text:p>
      <text:p text:style-name="P1"/>
      <text:p text:style-name="P2">let : sécuris<text:span text:style-name="T1">er</text:span> une variable</text:p>
      <text:p text:style-name="P2"/>
      <text:p text:style-name="P2"/>
      <text:p text:style-name="P3">`</text:p>
      <text:p text:style-name="P3">‘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4:11:04.391268091</meta:creation-date>
    <dc:date>2016-09-27T22:34:02.156182631</dc:date>
    <meta:editing-duration>PT7H11M57S</meta:editing-duration>
    <meta:editing-cycles>1</meta:editing-cycles>
    <meta:document-statistic meta:table-count="0" meta:image-count="0" meta:object-count="0" meta:page-count="1" meta:paragraph-count="6" meta:word-count="16" meta:character-count="79" meta:non-whitespace-character-count="69"/>
    <meta:generator>LibreOffice/5.1.4.2$Linux_X86_64 LibreOffice_project/10m0$Build-2</meta:generator>
  </office:meta>
</office:document-meta>
</file>